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0.8646in" style:rel-column-width="1245*"/>
    </style:style>
    <style:style style:name="Table4.B" style:family="table-column">
      <style:table-column-properties style:column-width="2.5632in" style:rel-column-width="3691*"/>
    </style:style>
    <style:style style:name="Table4.C" style:family="table-column">
      <style:table-column-properties style:column-width="0.7917in" style:rel-column-width="1140*"/>
    </style:style>
    <style:style style:name="Table4.D" style:family="table-column">
      <style:table-column-properties style:column-width="2.3111in" style:rel-column-width="3328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D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6875in" fo:margin-left="0.1083in" fo:margin-right="2.896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6875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5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_20_indent">
      <style:paragraph-properties fo:margin-left="0in" fo:margin-right="0in" fo:text-indent="0in" style:auto-text-indent="false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_20_indent_20_2">
      <style:text-properties fo:language="en" fo:country="none"/>
    </style:style>
    <style:style style:name="P11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size="12pt" fo:language="en" fo:country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FormatInputElement</text:h>
      <text:p text:style-name="P10"><text:span text:style-name="T1">A skeletal implementation for an input box with format. </text:span>. </text:p>
      <text:p text:style-name="P7"/>
      <text:h text:style-name="P8" text:outline-level="4">Class Name</text:h>
      <text:p text:style-name="P11"><text:span text:style-name="Source_20_Text"><text:span text:style-name="T2">org.zkoss.zul.impl.FormatInputElement</text:span></text:span></text:p>
      <text:h text:style-name="P9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Default Values</text:p>
            </table:table-cell>
          </table:table-row>
        </table:table-header-rows>
        <table:table-row>
          <table:table-cell table:style-name="Table4.A2" office:value-type="string">
            <text:p text:style-name="P2"><text:span text:style-name="Source_20_Text">Format</text:span></text:p>
          </table:table-cell>
          <table:table-cell table:style-name="Table4.A2" office:value-type="string">
            <text:p text:style-name="P3">Sets the format </text:p>
          </table:table-cell>
          <table:table-cell table:style-name="Table4.A2" office:value-type="string">
            <text:p text:style-name="P2"><text:span text:style-name="Source_20_Text">String</text:span></text:p>
          </table:table-cell>
          <table:table-cell table:style-name="Table4.D2" office:value-type="string">
            <text:p text:style-name="P4"><text:span text:style-name="Source_20_Text">&lt;empty string&gt;</text:span></text:p>
          </table:table-cell>
        </table:table-row>
      </table:table>
      <text:p text:style-name="P1"/>
      <text:p text:style-name="P1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5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>
          <table:table-cell table:style-name="Table8.A2" office:value-type="string">
            <text:p text:style-name="P5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5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5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Text_20_body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04T10:02:37</dc:date>
    <dc:language>en-US</dc:language>
    <meta:editing-cycles>14</meta:editing-cycles>
    <meta:editing-duration>PT37M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9" meta:word-count="35" meta:character-count="375"/>
  </office:meta>
</office:document-meta>
</file>